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5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6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信号</text:h>
      <text:h text:style-name="P6" text:outline-level="4">Signal</text:h>
      <text:p text:style-name="P1">原型</text:p>
      <text:p text:style-name="P2">#include &lt;signal.h&gt;</text:p>
      <text:p text:style-name="P3">typedef void (*sighandler_t)(int);</text:p>
      <text:p text:style-name="P4"><text:span text:style-name="T1">sighandler_t signal(int signum, sighandler_t handler)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53:00</dc:date>
    <dc:creator>Kevin </dc:creator>
    <meta:editing-duration>PT4M43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6" meta:word-count="15" meta:character-count="118" meta:non-whitespace-character-count="110"/>
  </office:meta>
</office:document-meta>
</file>